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49913AF2118F0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75cm" fo:min-width="6.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729fcf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04e62"/>
      <style:paragraph-properties fo:text-align="center"/>
      <style:text-properties fo:color="#ffffff" style:font-name="Ubuntu" fo:font-size="24pt" style:font-size-asian="24pt" style:font-size-complex="24p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729fcf"/>
      <style:paragraph-properties fo:text-align="center"/>
      <style:text-properties fo:color="#000000" style:font-name="Ubuntu" fo:font-size="24pt" style:font-size-asian="24pt" style:font-size-complex="24pt"/>
    </style:style>
    <style:style style:name="T1" style:family="text">
      <style:text-properties fo:color="#ffffff" style:font-name="Ubuntu" fo:font-size="24pt" style:font-size-asian="24pt" style:font-size-complex="24pt"/>
    </style:style>
    <style:style style:name="T2" style:family="text">
      <style:text-properties fo:color="#000000"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0.614cm" svg:y="1.828cm">
          <draw:image xlink:href="Pictures/100002010000010000000100749913AF2118F06F.png" xlink:type="simple" xlink:show="embed" xlink:actuate="onLoad" loext:mime-type="image/png">
            <text:p/>
          </draw:image>
        </draw:frame>
        <draw:custom-shape draw:style-name="gr2" draw:text-style-name="P3" draw:layer="layout" svg:width="7cm" svg:height="2cm" svg:x="10.5cm" svg:y="11.3cm">
          <text:p text:style-name="P2"><text:span text:style-name="T1">1 v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2cm" svg:x="10.5cm" svg:y="13.7cm">
          <text:p text:style-name="P4"><text:span text:style-name="T2">1 vs CO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2cm" svg:x="10.5cm" svg:y="16.2cm">
          <text:p text:style-name="P2"><text:span text:style-name="T1">QU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3:46:06.175767422</meta:creation-date>
    <dc:date>2019-02-24T15:36:37.119070898</dc:date>
    <meta:editing-duration>PT21M3S</meta:editing-duration>
    <meta:editing-cycles>9</meta:editing-cycles>
    <meta:generator>LibreOffice/6.2.0.3$Linux_X86_64 LibreOffice_project/7214efd935fe89a596a09a8da3a4bcd40563e275</meta:generator>
    <meta:document-statistic meta:object-count="4"/>
  </office:meta>
</office:document-meta>
</file>